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61.74pt"/>
    </style:style>
    <style:style style:name="co4" style:family="table-column">
      <style:table-column-properties fo:break-before="auto" style:column-width="37.81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41.64pt"/>
    </style:style>
    <style:style style:name="co9" style:family="table-column">
      <style:table-column-properties fo:break-before="auto" style:column-width="48.61pt"/>
    </style:style>
    <style:style style:name="co10" style:family="table-column">
      <style:table-column-properties fo:break-before="auto" style:column-width="141.25pt"/>
    </style:style>
    <style:style style:name="co11" style:family="table-column">
      <style:table-column-properties fo:break-before="auto" style:column-width="34.7pt"/>
    </style:style>
    <style:style style:name="co12" style:family="table-column">
      <style:table-column-properties fo:break-before="auto" style:column-width="50.14pt"/>
    </style:style>
    <style:style style:name="co13" style:family="table-column">
      <style:table-column-properties fo:break-before="auto" style:column-width="107.29pt"/>
    </style:style>
    <style:style style:name="ro1" style:family="table-row">
      <style:table-row-properties style:row-height="34.3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21">
      <style:table-cell-properties style:text-align-source="fix" style:repeat-content="false" fo:wrap-option="wrap"/>
      <style:paragraph-properties fo:text-align="start" fo:margin-left="0pt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2">
      <style:table-cell-properties fo:wrap-option="wrap"/>
    </style:style>
    <style:style style:name="ce5" style:family="table-cell" style:parent-style-name="Default" style:data-style-name="N2"/>
    <style:style style:name="ce6" style:family="table-cell" style:parent-style-name="Default" style:data-style-name="N122">
      <style:table-cell-properties fo:wrap-option="wrap"/>
    </style:style>
    <style:style style:name="ce7" style:family="table-cell" style:parent-style-name="Default" style:data-style-name="N122"/>
    <style:style style:name="ce15" style:family="table-cell" style:parent-style-name="Default" style:data-style-name="N123">
      <style:table-cell-properties fo:wrap-option="wrap"/>
    </style:style>
    <style:style style:name="ce16" style:family="table-cell" style:parent-style-name="Default" style:data-style-name="N123"/>
    <style:style style:name="ce19" style:family="table-cell" style:parent-style-name="Default" style:data-style-name="N1">
      <style:table-cell-properties fo:wrap-option="wrap"/>
    </style:style>
    <style:style style:name="ce20" style:family="table-cell" style:parent-style-name="Default" style:data-style-name="N1"/>
    <style:style style:name="ce29" style:family="table-cell" style:parent-style-name="Default" style:data-style-name="N4">
      <style:table-cell-properties fo:wrap-option="wrap"/>
    </style:style>
    <style:style style:name="ce30" style:family="table-cell" style:parent-style-name="Default" style:data-style-name="N4"/>
    <style:style style:name="ce28" style:family="table-cell" style:parent-style-name="Default">
      <style:text-properties fo:color="#00a933"/>
    </style:style>
    <style:style style:name="ce27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5"/>
        <table:table-column table:style-name="co7" table:default-cell-style-name="ce5"/>
        <table:table-column table:style-name="co7" table:default-cell-style-name="ce7"/>
        <table:table-column table:style-name="co8" table:number-columns-repeated="2" table:default-cell-style-name="ce7"/>
        <table:table-column table:style-name="co5" table:number-columns-repeated="2" table:default-cell-style-name="ce16"/>
        <table:table-column table:style-name="co9" table:default-cell-style-name="ce20"/>
        <table:table-column table:style-name="co4" table:default-cell-style-name="ce30"/>
        <table:table-column table:style-name="co10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Szenario ID</text:p>
          </table:table-cell>
          <table:table-cell table:style-name="ce10" office:value-type="string" calcext:value-type="string">
            <text:p>Algorithm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Agent Size</text:p>
          </table:table-cell>
          <table:table-cell table:style-name="ce3" office:value-type="string" calcext:value-type="string">
            <text:p>Agent Variant</text:p>
          </table:table-cell>
          <table:table-cell table:style-name="ce4" office:value-type="string" calcext:value-type="string">
            <text:p>OU Theta</text:p>
          </table:table-cell>
          <table:table-cell table:style-name="ce4" office:value-type="string" calcext:value-type="string">
            <text:p>OU Sigma</text:p>
          </table:table-cell>
          <table:table-cell table:style-name="ce4" office:value-type="string" calcext:value-type="string">
            <text:p>Discount Factor</text:p>
          </table:table-cell>
          <table:table-cell table:style-name="ce6" office:value-type="string" calcext:value-type="string">
            <text:p>lr</text:p>
          </table:table-cell>
          <table:table-cell table:style-name="ce6" office:value-type="string" calcext:value-type="string">
            <text:p>Lambda Energy</text:p>
          </table:table-cell>
          <table:table-cell table:style-name="ce6" office:value-type="string" calcext:value-type="string">
            <text:p>Lambda MSTPC</text:p>
          </table:table-cell>
          <table:table-cell table:style-name="ce15" office:value-type="string" calcext:value-type="string">
            <text:p>Critic Weight Regular.</text:p>
          </table:table-cell>
          <table:table-cell table:style-name="ce15" office:value-type="string" calcext:value-type="string">
            <text:p>Agent Weight Regular.</text:p>
          </table:table-cell>
          <table:table-cell table:style-name="ce19" office:value-type="string" calcext:value-type="string">
            <text:p>OU Sampling Rate</text:p>
          </table:table-cell>
          <table:table-cell table:style-name="ce29" office:value-type="string" calcext:value-type="string">
            <text:p>Epsilon</text:p>
          </table:table-cell>
          <table:table-cell table:style-name="ce3" office:value-type="string" calcext:value-type="string">
            <text:p>Controlled Dev.</text:p>
          </table:table-cell>
          <table:table-cell table:style-name="ce3" office:value-type="string" calcext:value-type="string">
            <text:p>Optim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trained episode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Occupancy</text:p>
          </table:table-cell>
          <table:table-cell table:style-name="ce3" office:value-type="string" calcext:value-type="string">
            <text:p>Reward</text:p>
          </table:table-cell>
          <table:table-cell table:style-name="ce3" office:value-type="string" calcext:value-type="string">
            <text:p>Pretrained Agents</text:p>
          </table:table-cell>
          <table:table-cell table:style-name="ce3" office:value-type="string" calcext:value-type="string">
            <text:p>Further Notes</text:p>
          </table:table-cell>
          <table:table-cell table:style-name="ce3" office:value-type="string" calcext:value-type="string">
            <text:p>Ergebnis</text:p>
          </table:table-cell>
          <table:table-cell table:style-name="ce3" table:number-columns-repeated="998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2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2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2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175 Days from 01.01. on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2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1" calcext:value-type="float">
            <text:p>0.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2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2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2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2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2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2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1001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1001"/>
        </table:table-row>
        <table:table-row table:style-name="ro2">
          <table:table-cell office:value-type="float" office:value="13" calcext:value-type="float">
            <text:p>013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/>
          <table:table-cell office:value-type="string" calcext:value-type="string">
            <text:p>As 011, only with other sampling rate for OU Process</text:p>
          </table:table-cell>
          <table:table-cell office:value-type="string" calcext:value-type="string">
            <text:p>Exploding weights</text:p>
          </table:table-cell>
          <table:table-cell table:number-columns-repeated="998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2"/>
          <table:table-cell office:value-type="string" calcext:value-type="string">
            <text:p>Results went into the right direction, but learnes VERY, VERY slow</text:p>
          </table:table-cell>
          <table:table-cell table:number-columns-repeated="998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3"/>
          <table:table-cell office:value-type="string" calcext:value-type="string">
            <text:p>Nichts neues im Vgl. Zu 014</text:p>
          </table:table-cell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001" calcext:value-type="float">
            <text:p>0.0010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3"/>
          <table:table-cell office:value-type="string" calcext:value-type="string">
            <text:p>Nichts neues im Vgl. Zu 014</text:p>
          </table:table-cell>
          <table:table-cell table:number-columns-repeated="998"/>
        </table:table-row>
        <table:table-row table:style-name="ro2">
          <table:table-cell office:value-type="float" office:value="17" calcext:value-type="float">
            <text:p>017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s</text:p>
          </table:table-cell>
          <table:table-cell table:number-columns-repeated="1000"/>
        </table:table-row>
        <table:table-row table:style-name="ro2">
          <table:table-cell office:value-type="float" office:value="21" calcext:value-type="float">
            <text:p>02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s 020, only with other sampling rate for OU process</text:p>
          </table:table-cell>
          <table:table-cell table:number-columns-repeated="999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Smaller critic network</text:p>
          </table:table-cell>
          <table:table-cell table:number-columns-repeated="999"/>
        </table:table-row>
        <table:table-row table:style-name="ro2">
          <table:table-cell office:value-type="float" office:value="23" calcext:value-type="float">
            <text:p>023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Smaller critic network</text:p>
          </table:table-cell>
          <table:table-cell office:value-type="string" calcext:value-type="string">
            <text:p>Größtenteils nicht das korrekte gelernt, Losskurve geht nicht wirklich nach unten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/>
          <table:table-cell office:value-type="float" office:value="0.000001" calcext:value-type="float">
            <text:p>0.00000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3"/>
          <table:table-cell office:value-type="string" calcext:value-type="string">
            <text:p>Short training time, many setpoint changes</text:p>
          </table:table-cell>
          <table:table-cell table:number-columns-repeated="998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/>
          <table:table-cell office:value-type="float" office:value="0.000001" calcext:value-type="float">
            <text:p>0.00000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280" calcext:value-type="float">
            <text:p>2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2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00</text:p>
          </table:table-cell>
          <table:table-cell table:number-columns-repeated="3"/>
          <table:table-cell office:value-type="float" office:value="0.000001" calcext:value-type="float">
            <text:p>0.00000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100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5" calcext:value-type="float">
            <text:p>0.000500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100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5" calcext:value-type="float">
            <text:p>0.000500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100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5" calcext:value-type="float">
            <text:p>0.000500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Log; Rulebased Agent-Output</text:p>
          </table:table-cell>
          <table:table-cell table:number-columns-repeated="100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,2</text:p>
          </table:table-cell>
          <table:table-cell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003" calcext:value-type="float">
            <text:p>0.00000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Log; Rulebased Agent-Output</text:p>
          </table:table-cell>
          <table:table-cell table:number-columns-repeated="100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003" calcext:value-type="float">
            <text:p>0.00000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Log; Rulebased Agent-Output</text:p>
          </table:table-cell>
          <table:table-cell table:number-columns-repeated="100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002" calcext:value-type="float">
            <text:p>0.000002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Log; Rulebased Agent-Output</text:p>
          </table:table-cell>
          <table:table-cell table:number-columns-repeated="100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,2</text:p>
          </table:table-cell>
          <table:table-cell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002" calcext:value-type="float">
            <text:p>0.000002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Log; Rulebased Agent-Output</text:p>
          </table:table-cell>
          <table:table-cell table:number-columns-repeated="100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,2</text:p>
          </table:table-cell>
          <table:table-cell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1" calcext:value-type="float">
            <text:p>0.000100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Agent-Output</text:p>
          </table:table-cell>
          <table:table-cell table:number-columns-repeated="100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,2</text:p>
          </table:table-cell>
          <table:table-cell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001" calcext:value-type="float">
            <text:p>0.000001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Agent-Output</text:p>
          </table:table-cell>
          <table:table-cell table:number-columns-repeated="1001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13"/>
          <table:table-cell office:value-type="float" office:value="0.3" calcext:value-type="float">
            <text:p>0.30</text:p>
          </table:table-cell>
          <table:table-cell/>
          <table:table-cell office:value-type="string" calcext:value-type="string">
            <text:p>RMSProp</text:p>
          </table:table-cell>
          <table:table-cell table:number-columns-repeated="1007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13"/>
          <table:table-cell office:value-type="float" office:value="0.1" calcext:value-type="float">
            <text:p>0.10</text:p>
          </table:table-cell>
          <table:table-cell/>
          <table:table-cell office:value-type="string" calcext:value-type="string">
            <text:p>RMSProp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001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4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002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4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Other setpoint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003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4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table:style-name="ce27" office:value-type="string" calcext:value-type="string">
            <text:p>Other setpoints: cooling setpoint = heating setpoint + 7 all the time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011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4"/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012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4"/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Other setpoints</text:p>
          </table:table-cell>
          <table:table-cell table:number-columns-repeated="99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10:45:50.071970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7:20:46.750098786</meta:creation-date>
    <dc:date>2021-04-11T11:36:23.424539829</dc:date>
    <meta:editing-duration>P3DT22H31M42S</meta:editing-duration>
    <meta:editing-cycles>76</meta:editing-cycles>
    <meta:generator>LibreOffice/6.1.5.2$Linux_X86_64 LibreOffice_project/10$Build-2</meta:generator>
    <meta:document-statistic meta:table-count="1" meta:cell-count="724" meta:object-count="0"/>
  </office:meta>
</office:document-meta>
</file>